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fo:language="en" fo:country="US"/>
    </style:style>
    <style:style style:name="T1" style:family="text">
      <style:text-properties fo:font-variant="normal" fo:text-transform="none" fo:color="#202122" loext:opacity="100%" style:font-name="sans-serif" fo:font-size="8.39999961853027pt" fo:letter-spacing="normal" fo:font-style="normal" fo:font-weight="normal"/>
    </style:style>
    <style:style style:name="T2" style:family="text">
      <style:text-properties fo:font-variant="normal" fo:text-transform="none" fo:color="#202122" loext:opacity="100%" fo:letter-spacing="normal"/>
    </style:style>
    <style:style style:name="T3" style:family="text">
      <style:text-properties fo:font-variant="normal" fo:text-transform="none" fo:color="#202122" loext:opacity="100%" style:text-line-through-style="none" style:text-line-through-type="none" style:font-name="sans-serif" fo:font-size="8.39999961853027pt" fo:letter-spacing="normal" fo:language="ru" fo:country="RU" fo:font-style="normal" style:text-underline-style="none" fo:font-weight="normal" officeooo:rsid="0003b55c" style:text-blinking="false" fo:background-color="#ffffff" loext:char-shading-value="0"/>
    </style:style>
    <style:style style:name="T4" style:family="text">
      <style:text-properties fo:font-variant="normal" fo:text-transform="none" fo:color="#0b0080" loext:opacity="10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5" style:family="text">
      <style:text-properties fo:font-variant="normal" fo:text-transform="none" fo:color="#0b0080" loext:opacity="100%" style:text-line-through-style="none" style:text-line-through-type="none" style:font-name="sans-serif" fo:font-size="8.39999961853027pt" fo:letter-spacing="normal" fo:language="ru" fo:country="RU" fo:font-style="normal" style:text-underline-style="none" fo:font-weight="normal" officeooo:rsid="0003b55c" style:text-blinking="false" fo:background-color="#ffffff" loext:char-shading-value="0"/>
    </style:style>
    <style:style style:name="T6" style:family="text">
      <style:text-properties fo:font-variant="normal" fo:text-transform="none" fo:color="#0b0080" loext:opacity="100%" style:text-line-through-style="none" style:text-line-through-type="none" style:font-name="sans-serif" fo:font-size="6.59999990463257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Biography of Alexander Popov Alexander Stepanovich Popov is a physicist, electrical engineer, inventor, known as the Russian creator of radio. Alexander was born in a small Ural village in the family of a priest. The first education in the biography of Alexander Popov was obtained at a theological school. Then he began to study at the theological seminary in Perm. He graduated from the University of St. Petersburg. Those years in Popov's biography were difficult. There were not enough funds, so Alexander could not devote all the time to study, he combined classes with work. Carried away by physics, after graduating from university he began teaching in Kronstadt. Then he began to read physics at a technical school. Since 1901, he was a professor at the Electrotechnical Institute of St. Petersburg, and then its rector. But the true passion in the biography of Alexander Stepanovich Popov was experiments. He devoted his free time to the study of electromagnetic oscillations. Using Lodge's receiver, Popov created a radio, which he introduced in April 1895. Beginning in 1897, Alexander Popov in his biography conducted radiotelegraphic experiments on ships. At this time, Rybkin and Troetsky (Popov's assistants) confirmed the possibility of receiving signals by ear, after which Popov modified the structure of his invention.</text:span></text:p>
      <text:p text:style-name="Standard"/>
      <text:p text:style-name="Standard">Биография Александра ПоповаАлександр Степанович Попов физик, электротехник, изобретатель, известный как русский создатель радио.</text:p>
      <text:p text:style-name="Standard"/>
      <text:p text:style-name="Standard">Родился Александр в небольшом уральском поселке в семье священника. Первое образование в биографии Александра Попова было получено в духовном училище. Затем же он стал учиться в духовной семинарии Перми. Высшее образование получил в университете Петербурга. Те годы в биографии Попова были тяжелыми. Средств не хватало, поэтому Александр не мог все время уделять учебе, занятия он совмещал с работой.</text:p>
      <text:p text:style-name="Standard">Увлекшись физикой, после окончания университета начал преподавать в Кронштадте. Затем стал читать физику в техническом училище. С 1901 года являлся профессором электротехнического института Петербурга, а после его ректором.</text:p>
      <text:p text:style-name="Standard">Но истинным пристрастием в биографии Александра Степановича Попова были эксперименты. Свободное время он посвящал исследованию электромагнитных колебаний. Используя приемник Лоджа, Попов создал радиоприемник, который представил в апреле 1895 года. Начиная с 1897 года, Александр Попов в своей биографии проводил радиотелеграфические опыты на кораблях. В это время Рыбкин и Троецкий (ассистенты Попова) подтвердили возможность принятия сигналов на слух, после чего Попов модифицировал структуру своего изобретения.</text:p>
      <text:p text:style-name="Standard"/>
      <text:p text:style-name="P2"><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11T00:58:47.656000000</dc:date>
    <meta:editing-duration>PT7M23S</meta:editing-duration>
    <meta:editing-cycles>3</meta:editing-cycles>
    <meta:document-statistic meta:table-count="0" meta:image-count="0" meta:object-count="0" meta:page-count="1" meta:paragraph-count="5" meta:word-count="373" meta:character-count="2601" meta:non-whitespace-character-count="2233"/>
  </office:meta>
</office:document-meta>
</file>